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88038" style:font-name="Roboto Mono" style:font-name-asian="Roboto Mono1" style:font-name-complex="Roboto Mono1"/>
    </style:style>
    <style:style style:name="T10" style:family="text">
      <style:text-properties fo:color="#333333" style:font-name="Consolas" fo:background-color="#f8f8f8" loext:char-shading-value="0" style:font-name-asian="Consolas1" style:font-name-complex="Consolas1"/>
    </style:style>
    <style:style style:name="T11" style:family="text">
      <style:text-properties fo:color="#dd1144" style:font-name="Consolas" fo:background-color="#f8f8f8" loext:char-shading-value="0" style:font-name-asian="Consolas1" style:font-name-complex="Consolas1"/>
    </style:style>
    <style:style style:name="T12" style:family="text">
      <style:text-properties style:text-underline-style="none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</text:span><text:span text:style-name="T2"><text:line-break/></text:span><text:span text:style-name="T3">Scripting en Python 02. Actividades no evaluables 01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Scripting in Python - Part 02</text:span></text:p>
      <text:list xml:id="list2858456450" text:style-name="WWNum1">
        <text:list-item>
          <text:p text:style-name="P15"><text:bookmark text:name="_dbh0n1vac4c8"/>Información previa</text:p>
        </text:list-item>
      </text:list>
      <text:p text:style-name="Standard">Para obtener la entrada del usuario en Python, se debe usar la función <text:span text:style-name="T9">input</text:span>. Esta función devuelve una cadena de texto. Por ejempl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0">txt = input(</text:span><text:span text:style-name="T11">"Type something interesting: "</text:span><text:span text:style-name="T10">)<text:line-break/>print(</text:span><text:span text:style-name="T11">"You said: "</text:span><text:span text:style-name="T10">, txt)</text:span></text:p>
          </table:table-cell>
        </table:table-row>
      </table:table>
      <text:p text:style-name="P6">Para convertir una cadena en un número, se deben usar las funciones int() (para obtener un número entero) o float() (para obtener un número decimal). Por ejempl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10">txt = input(</text:span><text:span text:style-name="T11">"Type something interesting: "</text:span><text:span text:style-name="T10">)<text:line-break/>txtInt=int(txt)</text:span></text:p>
          </table:table-cell>
        </table:table-row>
      </table:table>
      <text:p text:style-name="Standard">Ten en cuenta que, para operaciones numéricas como operaciones matemáticas (+, -, *, /, **, %, etc.) o comparaciones numéricas (&lt;, &gt;, &lt;=, &gt;=, ==, etc.), los datos leídos como cadena deben convertirse a datos numéricos para poder realizar dichas operaciones..</text:p>
      <text:list xml:id="list94205686562918" text:continue-numbering="true" text:style-name="WWNum1">
        <text:list-item>
          <text:p text:style-name="P15"><text:bookmark text:name="_vycjbmeq8y95"/>Ejercicio 01</text:p>
        </text:list-item>
      </text:list>
      <text:p text:style-name="P6">Escribe un programa en Python que lea cuatro números y luego indique cuál es el mayor y cuál es el menor de ellos.</text:p>
      <text:list xml:id="list94207302267668" text:continue-numbering="true" text:style-name="WWNum1">
        <text:list-item>
          <text:p text:style-name="P15"><text:bookmark text:name="_opmubt87xij4"/>Ejercicio 02</text:p>
        </text:list-item>
      </text:list>
      <text:p text:style-name="Standard">Escribe un programa en Python para adivinar un número entre 1 y 99. Se puede intentar adivinar en un máximo de 5 intentos.</text:p>
      <text:list xml:id="list94206809317570" text:continue-numbering="true" text:style-name="WWNum1">
        <text:list-item>
          <text:p text:style-name="P15"><text:bookmark text:name="_azgq11vkm45z"/>Ejercicio 03</text:p>
        </text:list-item>
      </text:list>
      <text:p text:style-name="P6">Escribe un programa en Python que lea dos palabras y luego indique si son iguales o no.</text:p>
      <text:list xml:id="list94206429510333" text:continue-numbering="true" text:style-name="WWNum1">
        <text:list-item>
          <text:p text:style-name="P15"><text:bookmark text:name="_jda1fp5xgexs"/>Ejercicio 04</text:p>
        </text:list-item>
      </text:list>
      <text:p text:style-name="P6">Escribe un programa en Python que lea tres números y luego indique si los tres son iguales, solo dos son iguales o ninguno es igual.</text:p>
      <text:list xml:id="list94206738874377" text:continue-numbering="true" text:style-name="WWNum1">
        <text:list-item>
          <text:p text:style-name="P15"><text:bookmark text:name="_69sojrflfg0r"/>Ejercicio 05</text:p>
        </text:list-item>
      </text:list>
      <text:list xml:id="list1781659641" text:style-name="WWNum2">
        <text:list-item>
          <text:p text:style-name="P7">Escribe un programa en Python que lea dos números (temperatura y humedad) para comprobar si se debe cancelar la escuela:</text:p>
        </text:list-item>
        <text:list-item>
          <text:p text:style-name="P8">Si la temperatura es mayor o igual a 40, imprime "Cancelar escuela".</text:p>
        </text:list-item>
        <text:list-item>
          <text:p text:style-name="P8">Si la temperatura es menor que 40 pero mayor que 32 y la humedad es mayor que 75, imprime "Cancelar escuela".</text:p>
        </text:list-item>
        <text:list-item>
          <text:p text:style-name="P8">Si la temperatura es menor que 32 pero mayor que 28 y la humedad es mayor que 88, imprime "Cancelar escuela".</text:p>
        </text:list-item>
        <text:list-item>
          <text:p text:style-name="P8">Si la temperatura es menor que -25, imprime "¡Dios mío! ¡Es el fin del mundo!".</text:p>
        </text:list-item>
        <text:list-item>
          <text:p text:style-name="P9">En caso contrario, imprime "¡Ir a la escuela!".</text:p>
        </text:list-item>
      </text:list>
      <text:list xml:id="list94206963451140" text:continue-list="list94206738874377" text:style-name="WWNum1">
        <text:list-item>
          <text:p text:style-name="P15"><text:bookmark text:name="_aj813q52u1ef"/>Ejercicio 06</text:p>
        </text:list-item>
      </text:list>
      <text:p text:style-name="P6">Repite el ejercicio 2, pero dando un poco de ayuda a la computadora para adivinar el número correctamente. Después de cada intento de la computadora, si no ha acertado, debe pedir información sobre si el número es mayor o menor que el propuesto. Además, en este programa el número de intentos es 20.</text:p>
      <text:p text:style-name="P6"><text:span text:style-name="T13">Es obligatorio implementar este ejercicio usando un bucle for o un bucle while.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Scripting en Python - Parte 02</text:span></text:p>
      </style:header>
      <style:footer>
        <text:p text:style-name="MP4"><text:span text:style-name="MT1">CFGS DAM/DAW<text:tab/><text:tab/>Scripting en Python - Parte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1" meta:paragraph-count="31" meta:word-count="429" meta:character-count="2429" meta:non-whitespace-character-count="2041"/>
    <meta:generator>LibreOfficeDev/6.0.5.2$Linux_X86_64 LibreOffice_project/</meta:generator>
  </office:meta>
</office:document-meta>
</file>